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9F18043B4D36874C4A.png" manifest:media-type="image/png"/>
  <manifest:file-entry manifest:full-path="Pictures/1000000100000780000001C8C8F47725A28EFCD9.png" manifest:media-type="image/png"/>
  <manifest:file-entry manifest:full-path="Pictures/10000001000007800000041376824CC996E26AF7.png" manifest:media-type="image/png"/>
  <manifest:file-entry manifest:full-path="Pictures/1000000100000780000004135376577F11B1D9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f54" officeooo:paragraph-rsid="00126f54"/>
    </style:style>
    <style:style style:name="P2" style:family="paragraph" style:parent-style-name="Standard">
      <style:text-properties officeooo:rsid="0014c814" officeooo:paragraph-rsid="0014c814"/>
    </style:style>
    <style:style style:name="T1" style:family="text">
      <style:text-properties officeooo:rsid="0014c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1"/><text:span text:style-name="T1">Assignment-1</text:span></text:p>
      <text:p text:style-name="P2">Creating the sample tables and inserting the values.</text:p>
      <text:p text:style-name="P1"><draw:frame draw:style-name="fr1" draw:name="Image1" text:anchor-type="char" svg:x="-1.907cm" svg:y="0.667cm" svg:width="20.906cm" svg:height="11.354cm" draw:z-index="0"><draw:image xlink:href="Pictures/1000000100000780000004135376577F11B1D9B9.png" xlink:type="simple" xlink:show="embed" xlink:actuate="onLoad" draw:mime-type="image/png"/></draw:frame><text:line-break/></text:p>
      <text:p text:style-name="Standard"><draw:frame draw:style-name="fr1" draw:name="Image2" text:anchor-type="char" svg:x="-2cm" svg:y="0.457cm" svg:width="21.001cm" svg:height="11.407cm" draw:z-index="1"><draw:image xlink:href="Pictures/10000001000007800000041376824CC996E26AF7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3" text:anchor-type="char" svg:x="-2cm" svg:y="0.476cm" svg:width="21.001cm" svg:height="4.987cm" draw:z-index="2"><draw:image xlink:href="Pictures/1000000100000780000001C8C8F47725A28EFCD9.png" xlink:type="simple" xlink:show="embed" xlink:actuate="onLoad" draw:mime-type="image/png"/></draw:frame></text:p>
      <text:p text:style-name="Standard"><draw:frame draw:style-name="fr1" draw:name="Image4" text:anchor-type="char" svg:x="-1.969cm" svg:y="0.307cm" svg:width="20.969cm" svg:height="10.123cm" draw:z-index="3"><draw:image xlink:href="Pictures/10000001000007800000039F18043B4D36874C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­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04:30.862566028</meta:creation-date>
    <dc:date>2023-09-10T17:38:22.485765581</dc:date>
    <meta:editing-duration>PT10M4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10" meta:character-count="117" meta:non-whitespace-character-count="58"/>
  </office:meta>
</office:document-meta>
</file>